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Helper.getAttribute( String name , Configuration modeConf , JXPathHelperConfiguration setup , Object context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XPathHelper.JX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XPathHelper.getAttributeValue( String name , Configuration modeConf , JXPathHelperConfiguration setup , Object context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XPathHelper.getAttributeNames( JXPathHelperConfiguration setup , Object context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XPathHelper.getAttributeValues( String name , Configuration modeConf , JXPathHelperConfiguration setup , Object context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XPathHelper.setup( JXPathHelperConfiguration setup , JXPathContext context ,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XPathHelper.setup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